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22cm"/>
    </style:style>
    <style:style style:name="co2" style:family="table-column">
      <style:table-column-properties fo:break-before="auto" style:column-width="0.457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0.413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177cm"/>
    </style:style>
    <style:style style:name="ro1" style:family="table-row">
      <style:table-row-properties style:row-height="0.513cm" fo:break-before="auto" style:use-optimal-row-height="false"/>
    </style:style>
    <style:style style:name="ro2" style:family="table-row">
      <style:table-row-properties style:row-height="0.508cm" fo:break-before="auto" style:use-optimal-row-height="true"/>
    </style:style>
    <style:style style:name="ta1" style:family="table" style:master-page-name="PageStyle_5f_Word_20_search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map style:condition="is-true-formula(UPPER([.R2])=&quot;O7:O14&quot;)" style:apply-style-name="ConditionalStyle_5f_2" style:base-cell-address="'Word search'.S2"/>
    </style:style>
    <style:style style:name="ce5" style:family="table-cell" style:parent-style-name="Default">
      <style:map style:condition="is-true-formula(UPPER([.R3])=&quot;J1:J9&quot;)" style:apply-style-name="ConditionalStyle_5f_1" style:base-cell-address="'Word search'.S3"/>
    </style:style>
    <style:style style:name="ce6" style:family="table-cell" style:parent-style-name="Default">
      <style:map style:condition="is-true-formula(UPPER([.R4])=&quot;H13:N13&quot;)" style:apply-style-name="ConditionalStyle_5f_25" style:base-cell-address="'Word search'.S4"/>
    </style:style>
    <style:style style:name="ce7" style:family="table-cell" style:parent-style-name="Default">
      <style:map style:condition="is-true-formula(UPPER([.R5])=&quot;D2:D4&quot;)" style:apply-style-name="ConditionalStyle_5f_24" style:base-cell-address="'Word search'.S5"/>
    </style:style>
    <style:style style:name="ce8" style:family="table-cell" style:parent-style-name="Default">
      <style:map style:condition="is-true-formula(UPPER([.R6])=&quot;C8:H8&quot;)" style:apply-style-name="ConditionalStyle_5f_23" style:base-cell-address="'Word search'.S6"/>
    </style:style>
    <style:style style:name="ce9" style:family="table-cell" style:parent-style-name="Default">
      <style:map style:condition="is-true-formula(UPPER([.R7])=&quot;B6:B9&quot;)" style:apply-style-name="ConditionalStyle_5f_22" style:base-cell-address="'Word search'.S7"/>
    </style:style>
    <style:style style:name="ce10" style:family="table-cell" style:parent-style-name="Default">
      <style:map style:condition="is-true-formula(UPPER([.R8])=&quot;I12:M12&quot;)" style:apply-style-name="ConditionalStyle_5f_21" style:base-cell-address="'Word search'.S8"/>
    </style:style>
    <style:style style:name="ce11" style:family="table-cell" style:parent-style-name="Default">
      <style:map style:condition="is-true-formula(UPPER([.R9])=&quot;N3:N8&quot;)" style:apply-style-name="ConditionalStyle_5f_20" style:base-cell-address="'Word search'.S9"/>
    </style:style>
    <style:style style:name="ce12" style:family="table-cell" style:parent-style-name="Default">
      <style:map style:condition="is-true-formula(UPPER([.R10])=&quot;M3:M6&quot;)" style:apply-style-name="ConditionalStyle_5f_18" style:base-cell-address="'Word search'.S10"/>
    </style:style>
    <style:style style:name="ce13" style:family="table-cell" style:parent-style-name="Default">
      <style:map style:condition="is-true-formula(UPPER([.R11])=&quot;K11:O11&quot;)" style:apply-style-name="ConditionalStyle_5f_19" style:base-cell-address="'Word search'.S11"/>
    </style:style>
    <style:style style:name="ce14" style:family="table-cell" style:parent-style-name="Default">
      <style:map style:condition="is-true-formula(UPPER([.R12])=&quot;A12:A15&quot;)" style:apply-style-name="ConditionalStyle_5f_17" style:base-cell-address="'Word search'.S12"/>
    </style:style>
    <style:style style:name="ce15" style:family="table-cell" style:parent-style-name="Default">
      <style:map style:condition="is-true-formula(UPPER([.R13])=&quot;F7:K7&quot;)" style:apply-style-name="ConditionalStyle_5f_16" style:base-cell-address="'Word search'.S13"/>
    </style:style>
    <style:style style:name="ce16" style:family="table-cell" style:parent-style-name="Default">
      <style:map style:condition="is-true-formula(UPPER([.R14])=&quot;G6:M6&quot;)" style:apply-style-name="ConditionalStyle_5f_15" style:base-cell-address="'Word search'.S14"/>
    </style:style>
    <style:style style:name="ce17" style:family="table-cell" style:parent-style-name="Default">
      <style:map style:condition="is-true-formula(UPPER([.R15])=&quot;L1:L5&quot;)" style:apply-style-name="ConditionalStyle_5f_14" style:base-cell-address="'Word search'.S15"/>
    </style:style>
    <style:style style:name="ce18" style:family="table-cell" style:parent-style-name="Default">
      <style:map style:condition="is-true-formula(UPPER([.R16])=&quot;D10:G10&quot;)" style:apply-style-name="ConditionalStyle_5f_13" style:base-cell-address="'Word search'.S16"/>
    </style:style>
    <style:style style:name="ce19" style:family="table-cell" style:parent-style-name="Default">
      <style:map style:condition="is-true-formula(UPPER([.R17])=&quot;I1:N1&quot;)" style:apply-style-name="ConditionalStyle_5f_12" style:base-cell-address="'Word search'.S17"/>
    </style:style>
    <style:style style:name="ce20" style:family="table-cell" style:parent-style-name="Default">
      <style:map style:condition="is-true-formula(UPPER([.R18])=&quot;F15:H15&quot;)" style:apply-style-name="ConditionalStyle_5f_11" style:base-cell-address="'Word search'.S18"/>
    </style:style>
    <style:style style:name="ce21" style:family="table-cell" style:parent-style-name="Default">
      <style:map style:condition="is-true-formula(UPPER([.R19])=&quot;I3:K3&quot;)" style:apply-style-name="ConditionalStyle_5f_10" style:base-cell-address="'Word search'.S19"/>
    </style:style>
    <style:style style:name="ce22" style:family="table-cell" style:parent-style-name="Default">
      <style:map style:condition="is-true-formula(UPPER([.R20])=&quot;K9:M9&quot;)" style:apply-style-name="ConditionalStyle_5f_9" style:base-cell-address="'Word search'.S20"/>
    </style:style>
    <style:style style:name="ce23" style:family="table-cell" style:parent-style-name="Default">
      <style:map style:condition="is-true-formula(UPPER([.R21])=&quot;F9:J9&quot;)" style:apply-style-name="ConditionalStyle_5f_8" style:base-cell-address="'Word search'.S21"/>
    </style:style>
    <style:style style:name="ce24" style:family="table-cell" style:parent-style-name="Default">
      <style:map style:condition="is-true-formula(UPPER([.R22])=&quot;H14:O14&quot;)" style:apply-style-name="ConditionalStyle_5f_7" style:base-cell-address="'Word search'.S22"/>
    </style:style>
    <style:style style:name="ce25" style:family="table-cell" style:parent-style-name="Default">
      <style:map style:condition="is-true-formula(UPPER([.R23])=&quot;K10:M10&quot;)" style:apply-style-name="ConditionalStyle_5f_6" style:base-cell-address="'Word search'.S23"/>
    </style:style>
    <style:style style:name="ce26" style:family="table-cell" style:parent-style-name="Default">
      <style:map style:condition="is-true-formula(UPPER([.R24])=&quot;E2:I2&quot;)" style:apply-style-name="ConditionalStyle_5f_5" style:base-cell-address="'Word search'.S24"/>
    </style:style>
    <style:style style:name="ce27" style:family="table-cell" style:parent-style-name="Default">
      <style:map style:condition="is-true-formula(UPPER([.R25])=&quot;B11:E11&quot;)" style:apply-style-name="ConditionalStyle_5f_4" style:base-cell-address="'Word search'.S25"/>
    </style:style>
    <style:style style:name="ce28" style:family="table-cell" style:parent-style-name="Default">
      <style:map style:condition="is-true-formula(UPPER([.R26])=&quot;A3:A5&quot;)" style:apply-style-name="ConditionalStyle_5f_3" style:base-cell-address="'Word search'.S26"/>
    </style:style>
    <style:style style:name="ce29" style:family="table-cell" style:parent-style-name="Default">
      <style:table-cell-properties fo:background-color="#fbe5d6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fo:background-color="#fbe5d6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d search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47" table:default-cell-style-name="Default"/>
        <table:table-row table:style-name="ro1"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</text:p>
          </table:table-cell>
          <table:table-cell/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Correct</text:p>
          </table:table-cell>
          <table:table-cell/>
          <table:table-cell table:style-name="ce29" office:value-type="string" calcext:value-type="string" table:number-columns-spanned="2" table:number-rows-spanned="15">
            <text:p>Find the word in the puzzle and put the range that matches the word in the <text:span text:style-name="T1">Range</text:span><text:span text:style-name="T2"> column. The </text:span><text:span text:style-name="T3">Correct</text:span><text:span text:style-name="T2"> column will go green if you have the correct range. Words are only across or down, no diagonals or backwards.</text:span></text:p>
          </table:table-cell>
          <table:covered-table-cell table:style-name="ce30"/>
          <table:table-cell table:number-columns-repeated="42"/>
        </table:table-row>
        <table:table-row table:style-name="ro2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H</text:p>
          </table:table-cell>
          <table:table-cell table:number-columns-repeated="2" table:style-name="ce1" office:value-type="string" calcext:value-type="string">
            <text:p>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M</text:p>
          </table:table-cell>
          <table:table-cell/>
          <table:table-cell office:value-type="string" calcext:value-type="string">
            <text:p>ABSOLUTE</text:p>
          </table:table-cell>
          <table:table-cell table:style-name="ce3" office:value-type="string" calcext:value-type="string">
            <text:p>O7:O14</text:p>
          </table:table-cell>
          <table:table-cell table:style-name="ce4"/>
          <table:table-cell/>
          <table:covered-table-cell table:number-columns-repeated="2" table:style-name="ce30"/>
          <table:table-cell table:number-columns-repeated="42"/>
        </table:table-row>
        <table:table-row table:style-name="ro2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/>
          <table:table-cell office:value-type="string" calcext:value-type="string">
            <text:p>ALIGNMENT</text:p>
          </table:table-cell>
          <table:table-cell table:style-name="ce3" office:value-type="string" calcext:value-type="string">
            <text:p>J1:J9</text:p>
          </table:table-cell>
          <table:table-cell table:style-name="ce5"/>
          <table:table-cell/>
          <table:covered-table-cell table:number-columns-repeated="2" table:style-name="ce30"/>
          <table:table-cell table:number-columns-repeated="42"/>
        </table:table-row>
        <table:table-row table:style-name="ro2"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H</text:p>
          </table:table-cell>
          <table:table-cell/>
          <table:table-cell office:value-type="string" calcext:value-type="string">
            <text:p>AVERAGE</text:p>
          </table:table-cell>
          <table:table-cell table:style-name="ce3" office:value-type="string" calcext:value-type="string">
            <text:p>H13:N13</text:p>
          </table:table-cell>
          <table:table-cell table:style-name="ce6"/>
          <table:table-cell/>
          <table:covered-table-cell table:number-columns-repeated="2" table:style-name="ce30"/>
          <table:table-cell table:number-columns-repeated="42"/>
        </table:table-row>
        <table:table-row table:style-name="ro2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U</text:p>
          </table:table-cell>
          <table:table-cell/>
          <table:table-cell office:value-type="string" calcext:value-type="string">
            <text:p>BAR</text:p>
          </table:table-cell>
          <table:table-cell table:style-name="ce3" office:value-type="string" calcext:value-type="string">
            <text:p>D2:D4</text:p>
          </table:table-cell>
          <table:table-cell table:style-name="ce7"/>
          <table:table-cell/>
          <table:covered-table-cell table:number-columns-repeated="2" table:style-name="ce30"/>
          <table:table-cell table:number-columns-repeated="42"/>
        </table:table-row>
        <table:table-row table:style-name="ro2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R</text:p>
          </table:table-cell>
          <table:table-cell/>
          <table:table-cell office:value-type="string" calcext:value-type="string">
            <text:p>BORDER</text:p>
          </table:table-cell>
          <table:table-cell table:style-name="ce3" office:value-type="string" calcext:value-type="string">
            <text:p>C8:H8</text:p>
          </table:table-cell>
          <table:table-cell table:style-name="ce8"/>
          <table:table-cell/>
          <table:covered-table-cell table:number-columns-repeated="2" table:style-name="ce30"/>
          <table:table-cell table:number-columns-repeated="42"/>
        </table:table-row>
        <table:table-row table:style-name="ro2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F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/>
          <table:table-cell office:value-type="string" calcext:value-type="string">
            <text:p>CELL</text:p>
          </table:table-cell>
          <table:table-cell table:style-name="ce3"/>
          <table:table-cell table:style-name="ce9"/>
          <table:table-cell/>
          <table:covered-table-cell table:number-columns-repeated="2" table:style-name="ce30"/>
          <table:table-cell table:number-columns-repeated="42"/>
        </table:table-row>
        <table:table-row table:style-name="ro2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/>
          <table:table-cell office:value-type="string" calcext:value-type="string">
            <text:p>CHART</text:p>
          </table:table-cell>
          <table:table-cell table:style-name="ce3"/>
          <table:table-cell table:style-name="ce10"/>
          <table:table-cell/>
          <table:covered-table-cell table:number-columns-repeated="2" table:style-name="ce30"/>
          <table:table-cell table:number-columns-repeated="42"/>
        </table:table-row>
        <table:table-row table:style-name="ro2"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S</text:p>
          </table:table-cell>
          <table:table-cell/>
          <table:table-cell office:value-type="string" calcext:value-type="string">
            <text:p>COLUMN</text:p>
          </table:table-cell>
          <table:table-cell table:style-name="ce3"/>
          <table:table-cell table:style-name="ce11"/>
          <table:table-cell/>
          <table:covered-table-cell table:number-columns-repeated="2" table:style-name="ce30"/>
          <table:table-cell table:number-columns-repeated="42"/>
        </table:table-row>
        <table:table-row table:style-name="ro2"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O</text:p>
          </table:table-cell>
          <table:table-cell/>
          <table:table-cell office:value-type="string" calcext:value-type="string">
            <text:p>DATA</text:p>
          </table:table-cell>
          <table:table-cell table:style-name="ce3"/>
          <table:table-cell table:style-name="ce12"/>
          <table:table-cell/>
          <table:covered-table-cell table:number-columns-repeated="2" table:style-name="ce30"/>
          <table:table-cell table:number-columns-repeated="42"/>
        </table:table-row>
        <table:table-row table:style-name="ro2"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/>
          <table:table-cell office:value-type="string" calcext:value-type="string">
            <text:p>EXCEL</text:p>
          </table:table-cell>
          <table:table-cell table:style-name="ce3"/>
          <table:table-cell table:style-name="ce13"/>
          <table:table-cell/>
          <table:covered-table-cell table:number-columns-repeated="2" table:style-name="ce30"/>
          <table:table-cell table:number-columns-repeated="42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U</text:p>
          </table:table-cell>
          <table:table-cell/>
          <table:table-cell office:value-type="string" calcext:value-type="string">
            <text:p>FILL</text:p>
          </table:table-cell>
          <table:table-cell table:style-name="ce3"/>
          <table:table-cell table:style-name="ce14"/>
          <table:table-cell/>
          <table:covered-table-cell table:number-columns-repeated="2" table:style-name="ce30"/>
          <table:table-cell table:number-columns-repeated="42"/>
        </table:table-row>
        <table:table-row table:style-name="ro2">
          <table:table-cell table:style-name="ce1" office:value-type="string" calcext:value-type="string">
            <text:p>I</text:p>
          </table:table-cell>
          <table:table-cell table:number-columns-repeated="2" table:style-name="ce1" office:value-type="string" calcext:value-type="string">
            <text:p>J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</text:p>
          </table:table-cell>
          <table:table-cell/>
          <table:table-cell office:value-type="string" calcext:value-type="string">
            <text:p>FILTER</text:p>
          </table:table-cell>
          <table:table-cell table:style-name="ce3"/>
          <table:table-cell table:style-name="ce15"/>
          <table:table-cell/>
          <table:covered-table-cell table:number-columns-repeated="2" table:style-name="ce30"/>
          <table:table-cell table:number-columns-repeated="42"/>
        </table:table-row>
        <table:table-row table:style-name="ro2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E</text:p>
          </table:table-cell>
          <table:table-cell/>
          <table:table-cell office:value-type="string" calcext:value-type="string">
            <text:p>FORMULA</text:p>
          </table:table-cell>
          <table:table-cell table:style-name="ce3"/>
          <table:table-cell table:style-name="ce16"/>
          <table:table-cell/>
          <table:covered-table-cell table:number-columns-repeated="2" table:style-name="ce30"/>
          <table:table-cell table:number-columns-repeated="42"/>
        </table:table-row>
        <table:table-row table:style-name="ro2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D</text:p>
          </table:table-cell>
          <table:table-cell/>
          <table:table-cell office:value-type="string" calcext:value-type="string">
            <text:p>GRAPH</text:p>
          </table:table-cell>
          <table:table-cell table:style-name="ce3"/>
          <table:table-cell table:style-name="ce17"/>
          <table:table-cell/>
          <table:covered-table-cell table:number-columns-repeated="2" table:style-name="ce30"/>
          <table:table-cell table:number-columns-repeated="42"/>
        </table:table-row>
        <table:table-row table:style-name="ro2">
          <table:table-cell table:number-columns-repeated="16"/>
          <table:table-cell office:value-type="string" calcext:value-type="string">
            <text:p>LINE</text:p>
          </table:table-cell>
          <table:table-cell table:style-name="ce3"/>
          <table:table-cell table:style-name="ce18"/>
          <table:table-cell table:number-columns-repeated="45"/>
        </table:table-row>
        <table:table-row table:style-name="ro2">
          <table:table-cell table:number-columns-repeated="16"/>
          <table:table-cell office:value-type="string" calcext:value-type="string">
            <text:p>MARGIN</text:p>
          </table:table-cell>
          <table:table-cell table:style-name="ce3"/>
          <table:table-cell table:style-name="ce19"/>
          <table:table-cell table:number-columns-repeated="45"/>
        </table:table-row>
        <table:table-row table:style-name="ro2">
          <table:table-cell table:number-columns-repeated="16"/>
          <table:table-cell office:value-type="string" calcext:value-type="string">
            <text:p>MAX</text:p>
          </table:table-cell>
          <table:table-cell table:style-name="ce3"/>
          <table:table-cell table:style-name="ce20"/>
          <table:table-cell table:number-columns-repeated="45"/>
        </table:table-row>
        <table:table-row table:style-name="ro2">
          <table:table-cell table:number-columns-repeated="16"/>
          <table:table-cell office:value-type="string" calcext:value-type="string">
            <text:p>MIN</text:p>
          </table:table-cell>
          <table:table-cell table:style-name="ce3"/>
          <table:table-cell table:style-name="ce21"/>
          <table:table-cell table:number-columns-repeated="45"/>
        </table:table-row>
        <table:table-row table:style-name="ro2">
          <table:table-cell table:number-columns-repeated="16"/>
          <table:table-cell office:value-type="string" calcext:value-type="string">
            <text:p>PIE</text:p>
          </table:table-cell>
          <table:table-cell table:style-name="ce3"/>
          <table:table-cell table:style-name="ce22"/>
          <table:table-cell table:number-columns-repeated="45"/>
        </table:table-row>
        <table:table-row table:style-name="ro2">
          <table:table-cell table:number-columns-repeated="16"/>
          <table:table-cell office:value-type="string" calcext:value-type="string">
            <text:p>PRINT</text:p>
          </table:table-cell>
          <table:table-cell table:style-name="ce3"/>
          <table:table-cell table:style-name="ce23"/>
          <table:table-cell table:number-columns-repeated="45"/>
        </table:table-row>
        <table:table-row table:style-name="ro2">
          <table:table-cell table:number-columns-repeated="16"/>
          <table:table-cell office:value-type="string" calcext:value-type="string">
            <text:p>RELATIVE</text:p>
          </table:table-cell>
          <table:table-cell table:style-name="ce3"/>
          <table:table-cell table:style-name="ce24"/>
          <table:table-cell table:number-columns-repeated="45"/>
        </table:table-row>
        <table:table-row table:style-name="ro2">
          <table:table-cell table:number-columns-repeated="16"/>
          <table:table-cell office:value-type="string" calcext:value-type="string">
            <text:p>ROW</text:p>
          </table:table-cell>
          <table:table-cell table:style-name="ce3"/>
          <table:table-cell table:style-name="ce25"/>
          <table:table-cell table:number-columns-repeated="45"/>
        </table:table-row>
        <table:table-row table:style-name="ro2">
          <table:table-cell table:number-columns-repeated="16"/>
          <table:table-cell office:value-type="string" calcext:value-type="string">
            <text:p>SHEET</text:p>
          </table:table-cell>
          <table:table-cell table:style-name="ce3"/>
          <table:table-cell table:style-name="ce26"/>
          <table:table-cell table:number-columns-repeated="45"/>
        </table:table-row>
        <table:table-row table:style-name="ro2">
          <table:table-cell table:number-columns-repeated="16"/>
          <table:table-cell office:value-type="string" calcext:value-type="string">
            <text:p>SORT</text:p>
          </table:table-cell>
          <table:table-cell table:style-name="ce3"/>
          <table:table-cell table:style-name="ce27"/>
          <table:table-cell table:number-columns-repeated="45"/>
        </table:table-row>
        <table:table-row table:style-name="ro2">
          <table:table-cell table:number-columns-repeated="16"/>
          <table:table-cell office:value-type="string" calcext:value-type="string">
            <text:p>SUM</text:p>
          </table:table-cell>
          <table:table-cell table:style-name="ce3"/>
          <table:table-cell table:style-name="ce28"/>
          <table:table-cell table:number-columns-repeated="45"/>
        </table:table-row>
        <table:table-row table:style-name="ro2" table:number-rows-repeated="104854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Word search'.S3:'Word search'.S3">
            <calcext:condition calcext:apply-style-name="ConditionalStyle_1" calcext:value="formula-is(UPPER([.R3])=&quot;J1:J9&quot;)" calcext:base-cell-address="'Word search'.S3"/>
          </calcext:conditional-format>
          <calcext:conditional-format calcext:target-range-address="'Word search'.S4:'Word search'.S4">
            <calcext:condition calcext:apply-style-name="ConditionalStyle_25" calcext:value="formula-is(UPPER([.R4])=&quot;H13:N13&quot;)" calcext:base-cell-address="'Word search'.S4"/>
          </calcext:conditional-format>
          <calcext:conditional-format calcext:target-range-address="'Word search'.S5:'Word search'.S5">
            <calcext:condition calcext:apply-style-name="ConditionalStyle_24" calcext:value="formula-is(UPPER([.R5])=&quot;D2:D4&quot;)" calcext:base-cell-address="'Word search'.S5"/>
          </calcext:conditional-format>
          <calcext:conditional-format calcext:target-range-address="'Word search'.S6:'Word search'.S6">
            <calcext:condition calcext:apply-style-name="ConditionalStyle_23" calcext:value="formula-is(UPPER([.R6])=&quot;C8:H8&quot;)" calcext:base-cell-address="'Word search'.S6"/>
          </calcext:conditional-format>
          <calcext:conditional-format calcext:target-range-address="'Word search'.S7:'Word search'.S7">
            <calcext:condition calcext:apply-style-name="ConditionalStyle_22" calcext:value="formula-is(UPPER([.R7])=&quot;B6:B9&quot;)" calcext:base-cell-address="'Word search'.S7"/>
          </calcext:conditional-format>
          <calcext:conditional-format calcext:target-range-address="'Word search'.S8:'Word search'.S8">
            <calcext:condition calcext:apply-style-name="ConditionalStyle_21" calcext:value="formula-is(UPPER([.R8])=&quot;I12:M12&quot;)" calcext:base-cell-address="'Word search'.S8"/>
          </calcext:conditional-format>
          <calcext:conditional-format calcext:target-range-address="'Word search'.S9:'Word search'.S9">
            <calcext:condition calcext:apply-style-name="ConditionalStyle_20" calcext:value="formula-is(UPPER([.R9])=&quot;N3:N8&quot;)" calcext:base-cell-address="'Word search'.S9"/>
          </calcext:conditional-format>
          <calcext:conditional-format calcext:target-range-address="'Word search'.S11:'Word search'.S11">
            <calcext:condition calcext:apply-style-name="ConditionalStyle_19" calcext:value="formula-is(UPPER([.R11])=&quot;K11:O11&quot;)" calcext:base-cell-address="'Word search'.S11"/>
          </calcext:conditional-format>
          <calcext:conditional-format calcext:target-range-address="'Word search'.S10:'Word search'.S10">
            <calcext:condition calcext:apply-style-name="ConditionalStyle_18" calcext:value="formula-is(UPPER([.R10])=&quot;M3:M6&quot;)" calcext:base-cell-address="'Word search'.S10"/>
          </calcext:conditional-format>
          <calcext:conditional-format calcext:target-range-address="'Word search'.S12:'Word search'.S12">
            <calcext:condition calcext:apply-style-name="ConditionalStyle_17" calcext:value="formula-is(UPPER([.R12])=&quot;A12:A15&quot;)" calcext:base-cell-address="'Word search'.S12"/>
          </calcext:conditional-format>
          <calcext:conditional-format calcext:target-range-address="'Word search'.S13:'Word search'.S13">
            <calcext:condition calcext:apply-style-name="ConditionalStyle_16" calcext:value="formula-is(UPPER([.R13])=&quot;F7:K7&quot;)" calcext:base-cell-address="'Word search'.S13"/>
          </calcext:conditional-format>
          <calcext:conditional-format calcext:target-range-address="'Word search'.S14:'Word search'.S14">
            <calcext:condition calcext:apply-style-name="ConditionalStyle_15" calcext:value="formula-is(UPPER([.R14])=&quot;G6:M6&quot;)" calcext:base-cell-address="'Word search'.S14"/>
          </calcext:conditional-format>
          <calcext:conditional-format calcext:target-range-address="'Word search'.S15:'Word search'.S15">
            <calcext:condition calcext:apply-style-name="ConditionalStyle_14" calcext:value="formula-is(UPPER([.R15])=&quot;L1:L5&quot;)" calcext:base-cell-address="'Word search'.S15"/>
          </calcext:conditional-format>
          <calcext:conditional-format calcext:target-range-address="'Word search'.S16:'Word search'.S16">
            <calcext:condition calcext:apply-style-name="ConditionalStyle_13" calcext:value="formula-is(UPPER([.R16])=&quot;D10:G10&quot;)" calcext:base-cell-address="'Word search'.S16"/>
          </calcext:conditional-format>
          <calcext:conditional-format calcext:target-range-address="'Word search'.S17:'Word search'.S17">
            <calcext:condition calcext:apply-style-name="ConditionalStyle_12" calcext:value="formula-is(UPPER([.R17])=&quot;I1:N1&quot;)" calcext:base-cell-address="'Word search'.S17"/>
          </calcext:conditional-format>
          <calcext:conditional-format calcext:target-range-address="'Word search'.S18:'Word search'.S18">
            <calcext:condition calcext:apply-style-name="ConditionalStyle_11" calcext:value="formula-is(UPPER([.R18])=&quot;F15:H15&quot;)" calcext:base-cell-address="'Word search'.S18"/>
          </calcext:conditional-format>
          <calcext:conditional-format calcext:target-range-address="'Word search'.S19:'Word search'.S19">
            <calcext:condition calcext:apply-style-name="ConditionalStyle_10" calcext:value="formula-is(UPPER([.R19])=&quot;I3:K3&quot;)" calcext:base-cell-address="'Word search'.S19"/>
          </calcext:conditional-format>
          <calcext:conditional-format calcext:target-range-address="'Word search'.S20:'Word search'.S20">
            <calcext:condition calcext:apply-style-name="ConditionalStyle_9" calcext:value="formula-is(UPPER([.R20])=&quot;K9:M9&quot;)" calcext:base-cell-address="'Word search'.S20"/>
          </calcext:conditional-format>
          <calcext:conditional-format calcext:target-range-address="'Word search'.S21:'Word search'.S21">
            <calcext:condition calcext:apply-style-name="ConditionalStyle_8" calcext:value="formula-is(UPPER([.R21])=&quot;F9:J9&quot;)" calcext:base-cell-address="'Word search'.S21"/>
          </calcext:conditional-format>
          <calcext:conditional-format calcext:target-range-address="'Word search'.S22:'Word search'.S22">
            <calcext:condition calcext:apply-style-name="ConditionalStyle_7" calcext:value="formula-is(UPPER([.R22])=&quot;H14:O14&quot;)" calcext:base-cell-address="'Word search'.S22"/>
          </calcext:conditional-format>
          <calcext:conditional-format calcext:target-range-address="'Word search'.S23:'Word search'.S23">
            <calcext:condition calcext:apply-style-name="ConditionalStyle_6" calcext:value="formula-is(UPPER([.R23])=&quot;K10:M10&quot;)" calcext:base-cell-address="'Word search'.S23"/>
          </calcext:conditional-format>
          <calcext:conditional-format calcext:target-range-address="'Word search'.S24:'Word search'.S24">
            <calcext:condition calcext:apply-style-name="ConditionalStyle_5" calcext:value="formula-is(UPPER([.R24])=&quot;E2:I2&quot;)" calcext:base-cell-address="'Word search'.S24"/>
          </calcext:conditional-format>
          <calcext:conditional-format calcext:target-range-address="'Word search'.S25:'Word search'.S25">
            <calcext:condition calcext:apply-style-name="ConditionalStyle_4" calcext:value="formula-is(UPPER([.R25])=&quot;B11:E11&quot;)" calcext:base-cell-address="'Word search'.S25"/>
          </calcext:conditional-format>
          <calcext:conditional-format calcext:target-range-address="'Word search'.S26:'Word search'.S26">
            <calcext:condition calcext:apply-style-name="ConditionalStyle_3" calcext:value="formula-is(UPPER([.R26])=&quot;A3:A5&quot;)" calcext:base-cell-address="'Word search'.S26"/>
          </calcext:conditional-format>
          <calcext:conditional-format calcext:target-range-address="'Word search'.S2:'Word search'.S2">
            <calcext:condition calcext:apply-style-name="ConditionalStyle_2" calcext:value="formula-is(UPPER([.R2])=&quot;O7:O14&quot;)" calcext:base-cell-address="'Word search'.S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92d050"/>
    </style:style>
    <style:style style:name="ConditionalStyle_5f_25" style:display-name="ConditionalStyle_25" style:family="table-cell" style:parent-style-name="Default">
      <style:table-cell-properties fo:background-color="#92d050"/>
    </style:style>
    <style:style style:name="ConditionalStyle_5f_24" style:display-name="ConditionalStyle_24" style:family="table-cell" style:parent-style-name="Default">
      <style:table-cell-properties fo:background-color="#92d050"/>
    </style:style>
    <style:style style:name="ConditionalStyle_5f_23" style:display-name="ConditionalStyle_23" style:family="table-cell" style:parent-style-name="Default">
      <style:table-cell-properties fo:background-color="#92d050"/>
    </style:style>
    <style:style style:name="ConditionalStyle_5f_22" style:display-name="ConditionalStyle_22" style:family="table-cell" style:parent-style-name="Default">
      <style:table-cell-properties fo:background-color="#92d050"/>
    </style:style>
    <style:style style:name="ConditionalStyle_5f_21" style:display-name="ConditionalStyle_21" style:family="table-cell" style:parent-style-name="Default">
      <style:table-cell-properties fo:background-color="#92d050"/>
    </style:style>
    <style:style style:name="ConditionalStyle_5f_20" style:display-name="ConditionalStyle_20" style:family="table-cell" style:parent-style-name="Default">
      <style:table-cell-properties fo:background-color="#92d050"/>
    </style:style>
    <style:style style:name="ConditionalStyle_5f_19" style:display-name="ConditionalStyle_19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92d050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6" style:display-name="ConditionalStyle_16" style:family="table-cell" style:parent-style-name="Default">
      <style:table-cell-properties fo:background-color="#92d050"/>
    </style:style>
    <style:style style:name="ConditionalStyle_5f_15" style:display-name="ConditionalStyle_15" style:family="table-cell" style:parent-style-name="Default">
      <style:table-cell-properties fo:background-color="#92d050"/>
    </style:style>
    <style:style style:name="ConditionalStyle_5f_14" style:display-name="ConditionalStyle_14" style:family="table-cell" style:parent-style-name="Default">
      <style:table-cell-properties fo:background-color="#92d050"/>
    </style:style>
    <style:style style:name="ConditionalStyle_5f_13" style:display-name="ConditionalStyle_13" style:family="table-cell" style:parent-style-name="Default">
      <style:table-cell-properties fo:background-color="#92d050"/>
    </style:style>
    <style:style style:name="ConditionalStyle_5f_12" style:display-name="ConditionalStyle_12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92d050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9" style:display-name="ConditionalStyle_9" style:family="table-cell" style:parent-style-name="Default">
      <style:table-cell-properties fo:background-color="#92d050"/>
    </style:style>
    <style:style style:name="ConditionalStyle_5f_8" style:display-name="ConditionalStyle_8" style:family="table-cell" style:parent-style-name="Default">
      <style:table-cell-properties fo:background-color="#92d050"/>
    </style:style>
    <style:style style:name="ConditionalStyle_5f_7" style:display-name="ConditionalStyle_7" style:family="table-cell" style:parent-style-name="Default">
      <style:table-cell-properties fo:background-color="#92d050"/>
    </style:style>
    <style:style style:name="ConditionalStyle_5f_6" style:display-name="ConditionalStyle_6" style:family="table-cell" style:parent-style-name="Default">
      <style:table-cell-properties fo:background-color="#92d050"/>
    </style:style>
    <style:style style:name="ConditionalStyle_5f_5" style:display-name="ConditionalStyle_5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92d050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2" style:display-name="ConditionalStyle_2" style:family="table-cell" style:parent-style-name="Default">
      <style:table-cell-properties fo:background-color="#92d05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d_20_search" style:display-name="PageStyle_Word sear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6:04:21</meta:creation-date>
    <dc:date>2022-10-08T13:54:40.123000000</dc:date>
    <meta:generator>LibreOffice/7.1.7.2$Windows_X86_64 LibreOffice_project/c6a4e3954236145e2acb0b65f68614365aeee33f</meta:generator>
    <meta:editing-duration>PT4M12S</meta:editing-duration>
    <meta:editing-cycles>1</meta:editing-cycles>
    <meta:document-statistic meta:table-count="1" meta:cell-count="259" meta:object-count="0"/>
    <meta:user-defined meta:name="AppVersion">16.0300</meta:user-defined>
  </office:meta>
</office:document-meta>
</file>